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5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core Arduino</text:p>
          </table:table-cell>
          <table:table-cell table:style-name="ce1" office:value-type="string" calcext:value-type="string">
            <text:p>Score Rpi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Analog pins</text:p>
          </table:table-cell>
          <table:table-cell table:style-name="ce3" office:value-type="string" calcext:value-type="string">
            <text:p>Digital pins</text:p>
          </table:table-cell>
          <table:table-cell table:style-name="ce3" office:value-type="string" calcext:value-type="string">
            <text:p>5V DIO</text:p>
          </table:table-cell>
          <table:table-cell table:style-name="ce3" office:value-type="string" calcext:value-type="string">
            <text:p>A/D overlap</text:p>
          </table:table-cell>
          <table:table-cell table:style-name="ce3" office:value-type="string" calcext:value-type="string">
            <text:p>Analog GVS</text:p>
          </table:table-cell>
          <table:table-cell table:style-name="ce3" office:value-type="string" calcext:value-type="string">
            <text:p>Digital GVS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RPi2 Compat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17.6" calcext:value-type="float">
            <text:p>17.60</text:p>
          </table:table-cell>
          <table:table-cell table:formula="of:=((1-PRICE/30)*3 + (APINS/8)*(AGVS+1)*10 + ((DPINS-AD_OVERLAP)/10)*(DGVS+1)*3 + I2C*2 + USB*2)*(RPI2)" office:value-type="float" office:value="0" calcext:value-type="float">
            <text:p>0.00</text:p>
          </table:table-cell>
          <table:table-cell office:value-type="string" calcext:value-type="string">
            <text:p>YourDuinoRobo1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ourduino.com/sunshop2/index.php?l=product_detail&amp;p=225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14.7" calcext:value-type="float">
            <text:p>14.70</text:p>
          </table:table-cell>
          <table:table-cell table:formula="of:=((1-PRICE/30)*3 + (APINS/8)*(AGVS+1)*10 + ((DPINS-AD_OVERLAP)/10)*(DGVS+1)*3 + I2C*2 + USB*2)*(RPI2)" office:value-type="float" office:value="0" calcext:value-type="float">
            <text:p>0.00</text:p>
          </table:table-cell>
          <table:table-cell office:value-type="string" calcext:value-type="string">
            <text:p>Lots of Pots Board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moderndevice.com/product/lots-of-pots-lop-board-for-raspberry-pi/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15.4" calcext:value-type="float">
            <text:p>15.40</text:p>
          </table:table-cell>
          <table:table-cell table:formula="of:=((1-PRICE/30)*3 + (APINS/8)*(AGVS+1)*10 + ((DPINS-AD_OVERLAP)/10)*(DGVS+1)*3 + I2C*2 + USB*2)*(RPI2)" office:value-type="float" office:value="0" calcext:value-type="float">
            <text:p>0.00</text:p>
          </table:table-cell>
          <table:table-cell office:value-type="string" calcext:value-type="string">
            <text:p>Arduino Uno + IO Shield</text:p>
          </table:table-cell>
          <table:table-cell table:formula="of:=22+16" office:value-type="currency" office:currency="USD" office:value="38" calcext:value-type="currency">
            <text:p>$38.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ourduino.com/sunshop2/index.php?l=product_detail&amp;p=95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10.4" calcext:value-type="float">
            <text:p>10.40</text:p>
          </table:table-cell>
          <table:table-cell table:formula="of:=((1-PRICE/30)*3 + (APINS/8)*(AGVS+1)*10 + ((DPINS-AD_OVERLAP)/10)*(DGVS+1)*3 + I2C*2 + USB*2)*(RPI2)" office:value-type="float" office:value="0" calcext:value-type="float">
            <text:p>0.00</text:p>
          </table:table-cell>
          <table:table-cell office:value-type="string" calcext:value-type="string">
            <text:p>Arduino Uno</text:p>
          </table:table-cell>
          <table:table-cell office:value-type="currency" office:currency="USD" office:value="22" calcext:value-type="currency">
            <text:p>$22.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rduino.cc/en/main/arduinoBoardUno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11.2" calcext:value-type="float">
            <text:p>11.20</text:p>
          </table:table-cell>
          <table:table-cell table:formula="of:=((1-PRICE/30)*3 + (APINS/8)*(AGVS+1)*10 + ((DPINS-AD_OVERLAP)/10)*(DGVS+1)*3 + I2C*2 + USB*2)*(RPI2)" office:value-type="float" office:value="11.2" calcext:value-type="float">
            <text:p>11.20</text:p>
          </table:table-cell>
          <table:table-cell office:value-type="string" calcext:value-type="string">
            <text:p>Ultimate I/O Hat </text:p>
          </table:table-cell>
          <table:table-cell office:value-type="currency" office:currency="USD" office:value="34" calcext:value-type="currency">
            <text:p>$34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ndie.com/products/land_boards/rpp-uio-16-raspberry-pi-universal-io-hat/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8" calcext:value-type="float">
            <text:p>8.00</text:p>
          </table:table-cell>
          <table:table-cell table:formula="of:=((1-PRICE/30)*3 + (APINS/8)*(AGVS+1)*10 + ((DPINS-AD_OVERLAP)/10)*(DGVS+1)*3 + I2C*2 + USB*2)*(RPI2)" office:value-type="float" office:value="8" calcext:value-type="float">
            <text:p>8.00</text:p>
          </table:table-cell>
          <table:table-cell office:value-type="string" calcext:value-type="string">
            <text:p>Raspberry Pi 5V Sensor Conn. Card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ndie.com/products/land_boards/rpio-tiny-2/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8.5" calcext:value-type="float">
            <text:p>8.50</text:p>
          </table:table-cell>
          <table:table-cell table:formula="of:=((1-PRICE/30)*3 + (APINS/8)*(AGVS+1)*10 + ((DPINS-AD_OVERLAP)/10)*(DGVS+1)*3 + I2C*2 + USB*2)*(RPI2)" office:value-type="float" office:value="0" calcext:value-type="float">
            <text:p>0.00</text:p>
          </table:table-cell>
          <table:table-cell office:value-type="string" calcext:value-type="string">
            <text:p>ADC Pi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belectronics.co.uk/products/3/Raspberry-Pi/17/ADC-Pi-V2---Raspberry-Pi-Analogue-to-Digital-converter</text:p>
          </table:table-cell>
          <table:table-cell table:number-columns-repeated="1010"/>
        </table:table-row>
        <table:table-row table:style-name="ro1">
          <table:table-cell table:formula="of:=(1-PRICE/30)*3 + (APINS/8)*(AGVS+1)*3 + ((DPINS-AD_OVERLAP)/10)*(DGVS+1)*3 + I2C*2 + USB*2" office:value-type="float" office:value="8.5" calcext:value-type="float">
            <text:p>8.50</text:p>
          </table:table-cell>
          <table:table-cell table:formula="of:=((1-PRICE/30)*3 + (APINS/8)*(AGVS+1)*10 + ((DPINS-AD_OVERLAP)/10)*(DGVS+1)*3 + I2C*2 + USB*2)*(RPI2)" office:value-type="float" office:value="22.5" calcext:value-type="float">
            <text:p>22.50</text:p>
          </table:table-cell>
          <table:table-cell office:value-type="string" calcext:value-type="string">
            <text:p>ADC Pi Plus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belectronics.co.uk/products/17/Raspberry-Pi--Raspberry-Pi-2-Model-B/56/ADC-Pi-Plus---Raspberry-Pi-Analogue-to-Digital-converter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D_OVERLAP" table:base-cell-address="$Sheet1.$F$1" table:cell-range-address="$Sheet1.$H$1:.$H$1048575"/>
        <table:named-range table:name="AGVS" table:base-cell-address="$Sheet1.$G$1" table:cell-range-address="$Sheet1.$I$1:.$I$1048575"/>
        <table:named-range table:name="APINS" table:base-cell-address="$Sheet1.$D$1" table:cell-range-address="$Sheet1.$E$1:.$E$1048575"/>
        <table:named-range table:name="DGVS" table:base-cell-address="$Sheet1.$H$1" table:cell-range-address="$Sheet1.$J$1:.$J$1048575"/>
        <table:named-range table:name="DPINS" table:base-cell-address="$Sheet1.$E$1" table:cell-range-address="$Sheet1.$F$1:.$F$1048575"/>
        <table:named-range table:name="I2C" table:base-cell-address="$Sheet1.$I$1" table:cell-range-address="$Sheet1.$K$1:.$K$1048575"/>
        <table:named-range table:name="PRICE" table:base-cell-address="$Sheet1.$C$1" table:cell-range-address="$Sheet1.$D$1:.$D$1048575"/>
        <table:named-range table:name="RPI2" table:base-cell-address="$Sheet1.$M$1" table:cell-range-address="$Sheet1.$M$1:.$M$1048575"/>
        <table:named-range table:name="USB" table:base-cell-address="$Sheet1.$J$1" table:cell-range-address="$Sheet1.$L$1:.$L$1048575"/>
      </table:named-expressions>
      <table:database-ranges>
        <table:database-range table:name="__Anonymous_Sheet_DB__0" table:target-range-address="Sheet1.A2:Sheet1.N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21:19:18.149609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18T20:26:18</meta:creation-date>
    <meta:generator>LibreOffice/4.2.8.2$Linux_X86_64 LibreOffice_project/420m0$Build-2</meta:generator>
    <dc:date>2015-08-06T21:31:17.678996871</dc:date>
    <dc:creator>chris </dc:creator>
    <meta:editing-duration>PT28M13S</meta:editing-duration>
    <meta:editing-cycles>12</meta:editing-cycles>
    <meta:document-statistic meta:table-count="3" meta:cell-count="126" meta:object-count="0"/>
  </office:meta>
</office:document-meta>
</file>